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5" style:family="paragraph" style:parent-style-name="Standard">
      <style:text-properties fo:language="de" fo:country="DE" officeooo:rsid="005180d5" officeooo:paragraph-rsid="005180d5"/>
    </style:style>
    <style:style style:name="P6" style:family="paragraph" style:parent-style-name="Standard">
      <style:text-properties fo:language="de" fo:country="DE" officeooo:rsid="00550f55" officeooo:paragraph-rsid="00550f55"/>
    </style:style>
    <style:style style:name="P7" style:family="paragraph" style:parent-style-name="Standard">
      <style:paragraph-properties fo:text-align="center" style:justify-single-word="false" fo:hyphenation-ladder-count="no-limit"/>
      <style:text-properties fo:font-size="20pt" fo:language="de" fo:country="DE" fo:font-weight="bold" officeooo:rsid="0054664b" officeooo:paragraph-rsid="0054664b" style:font-size-asian="20pt" style:font-weight-asian="bold" style:font-size-complex="20pt" style:font-weight-complex="bold"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9c5fc" officeooo:paragraph-rsid="002c45f9"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a639d" officeooo:paragraph-rsid="002a639d"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bd83f" officeooo:paragraph-rsid="002bd83f"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1cd1a4" officeooo:paragraph-rsid="002a639d"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c45f9" officeooo:paragraph-rsid="002c45f9"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dd11b" officeooo:paragraph-rsid="002dd11b"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0a938" officeooo:paragraph-rsid="0030a938"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0a938" officeooo:paragraph-rsid="0031f884"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1f884" officeooo:paragraph-rsid="0031f884"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3d8cb" officeooo:paragraph-rsid="0033d8cb"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fo:font-style="normal" style:text-underline-style="none" officeooo:rsid="0033d8cb" officeooo:paragraph-rsid="0033d8cb" style:font-style-asian="normal" style:font-style-complex="normal"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4ec6c" officeooo:paragraph-rsid="0034ec6c"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62989" officeooo:paragraph-rsid="00362989"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62989" officeooo:paragraph-rsid="003782b8"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782b8" officeooo:paragraph-rsid="003782b8"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971a3" officeooo:paragraph-rsid="003971a3"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9a05c" officeooo:paragraph-rsid="0039a05c"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b37b1" officeooo:paragraph-rsid="003b37b1"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c05ca" officeooo:paragraph-rsid="003c05ca"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c05ca" officeooo:paragraph-rsid="003ee356"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0b288" officeooo:paragraph-rsid="0040b288"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22437" officeooo:paragraph-rsid="00422437"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332b0" officeooo:paragraph-rsid="004332b0"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4c04e" officeooo:paragraph-rsid="0044c04e"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5fcbc" officeooo:paragraph-rsid="0045fcbc"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6d808" officeooo:paragraph-rsid="0046d808"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paragraph-rsid="0044c04e"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paragraph-rsid="004d0eae"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paragraph-rsid="005023f0"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84f62" officeooo:paragraph-rsid="00484f62"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a13b6" officeooo:paragraph-rsid="004a13b6"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a593c" officeooo:paragraph-rsid="004a593c"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b410a" officeooo:paragraph-rsid="004b410a"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17f50" officeooo:paragraph-rsid="0044c04e"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5023f0" officeooo:paragraph-rsid="005023f0"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47" style:family="paragraph" style:parent-style-name="Quotations">
      <style:paragraph-properties fo:text-align="center" style:justify-single-word="false"/>
      <style:text-properties fo:language="de" fo:country="DE"/>
    </style:style>
    <style:style style:name="P48"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9c02a" style:font-style-asian="normal" style:font-style-complex="normal"/>
    </style:style>
    <style:style style:name="P49"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50" style:family="paragraph" style:parent-style-name="Footnote">
      <style:text-properties fo:font-variant="normal" fo:text-transform="none" fo:color="#000000" style:font-name="Times New Roman" fo:font-size="9.75pt" fo:letter-spacing="normal" fo:language="de" fo:country="DE" fo:font-style="normal" fo:font-weight="normal" officeooo:rsid="0030a938" officeooo:paragraph-rsid="0059c02a" style:font-style-asian="normal" style:font-style-complex="normal"/>
    </style:style>
    <style:style style:name="P51"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5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758d9" officeooo:paragraph-rsid="0059c02a" style:font-style-asian="normal" style:font-style-complex="normal"/>
    </style:style>
    <style:style style:name="P5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915d0" officeooo:paragraph-rsid="0059c02a" style:font-style-asian="normal" style:font-style-complex="normal"/>
    </style:style>
    <style:style style:name="P54" style:family="paragraph" style:parent-style-name="Footnote">
      <style:text-properties fo:language="de" fo:country="DE"/>
    </style:style>
    <style:style style:name="P55" style:family="paragraph" style:parent-style-name="Footnote">
      <style:text-properties fo:language="de" fo:country="DE" officeooo:rsid="005758d9" officeooo:paragraph-rsid="005758d9"/>
    </style:style>
    <style:style style:name="P56" style:family="paragraph" style:parent-style-name="Footnote">
      <style:text-properties fo:language="de" fo:country="DE" officeooo:rsid="005758d9" officeooo:paragraph-rsid="0059c02a"/>
    </style:style>
    <style:style style:name="P57" style:family="paragraph" style:parent-style-name="Footnote">
      <style:text-properties fo:language="de" fo:country="DE" officeooo:rsid="002ef367" officeooo:paragraph-rsid="002ef367"/>
    </style:style>
    <style:style style:name="P58" style:family="paragraph" style:parent-style-name="Footnote">
      <style:text-properties fo:language="de" fo:country="DE" officeooo:rsid="0030a938" officeooo:paragraph-rsid="0030a938"/>
    </style:style>
    <style:style style:name="P59" style:family="paragraph" style:parent-style-name="Footnote">
      <style:text-properties fo:language="de" fo:country="DE" officeooo:rsid="00362989" officeooo:paragraph-rsid="00362989"/>
    </style:style>
    <style:style style:name="P60" style:family="paragraph" style:parent-style-name="Footnote">
      <style:text-properties fo:language="de" fo:country="DE" officeooo:rsid="0039a05c" officeooo:paragraph-rsid="0039a05c"/>
    </style:style>
    <style:style style:name="P61" style:family="paragraph" style:parent-style-name="Footnote">
      <style:text-properties fo:language="de" fo:country="DE" officeooo:rsid="003b37b1" officeooo:paragraph-rsid="003b37b1"/>
    </style:style>
    <style:style style:name="P62" style:family="paragraph" style:parent-style-name="Footnote">
      <style:text-properties fo:language="de" fo:country="DE" officeooo:rsid="003782b8" officeooo:paragraph-rsid="003782b8"/>
    </style:style>
    <style:style style:name="P63" style:family="paragraph" style:parent-style-name="Footnote">
      <style:text-properties fo:language="de" fo:country="DE" officeooo:rsid="003971a3" officeooo:paragraph-rsid="003971a3"/>
    </style:style>
    <style:style style:name="P64" style:family="paragraph" style:parent-style-name="Footnote">
      <style:text-properties fo:language="de" fo:country="DE" officeooo:rsid="003ee356" officeooo:paragraph-rsid="003ee356"/>
    </style:style>
    <style:style style:name="P65" style:family="paragraph" style:parent-style-name="Footnote">
      <style:text-properties fo:language="de" fo:country="DE" officeooo:rsid="0040b288" officeooo:paragraph-rsid="0040b288"/>
    </style:style>
    <style:style style:name="P66" style:family="paragraph" style:parent-style-name="Footnote">
      <style:text-properties fo:language="de" fo:country="DE" officeooo:rsid="00422437" officeooo:paragraph-rsid="00422437"/>
    </style:style>
    <style:style style:name="P67" style:family="paragraph" style:parent-style-name="Footnote">
      <style:text-properties fo:language="de" fo:country="DE" officeooo:rsid="0044c04e" officeooo:paragraph-rsid="0044c04e"/>
    </style:style>
    <style:style style:name="P68" style:family="paragraph" style:parent-style-name="Footnote">
      <style:text-properties fo:language="de" fo:country="DE" officeooo:rsid="005915d0" officeooo:paragraph-rsid="005915d0"/>
    </style:style>
    <style:style style:name="P69" style:family="paragraph" style:parent-style-name="Footnote">
      <style:text-properties fo:language="de" fo:country="DE" officeooo:rsid="005915d0" officeooo:paragraph-rsid="0059c02a"/>
    </style:style>
    <style:style style:name="P70" style:family="paragraph" style:parent-style-name="Footnote">
      <style:text-properties fo:language="de" fo:country="DE" officeooo:rsid="0059c02a" officeooo:paragraph-rsid="0059c02a"/>
    </style:style>
    <style:style style:name="P71" style:family="paragraph" style:parent-style-name="Footnote">
      <style:text-properties fo:language="de" fo:country="DE" officeooo:rsid="004b410a" officeooo:paragraph-rsid="004b410a"/>
    </style:style>
    <style:style style:name="P72" style:family="paragraph" style:parent-style-name="Footnote">
      <style:text-properties fo:language="de" fo:country="DE" officeooo:rsid="004c287e" officeooo:paragraph-rsid="004c287e"/>
    </style:style>
    <style:style style:name="P73" style:family="paragraph" style:parent-style-name="Footnote">
      <style:text-properties fo:language="de" fo:country="DE" officeooo:rsid="004d0eae" officeooo:paragraph-rsid="004d0eae"/>
    </style:style>
    <style:style style:name="P74" style:family="paragraph" style:parent-style-name="Footnote">
      <style:text-properties fo:language="de" fo:country="DE" officeooo:rsid="004d0eae" officeooo:paragraph-rsid="004d3b44"/>
    </style:style>
    <style:style style:name="P75" style:family="paragraph" style:parent-style-name="Footnote">
      <style:text-properties fo:language="de" fo:country="DE" officeooo:rsid="004d3b44" officeooo:paragraph-rsid="004d3b44"/>
    </style:style>
    <style:style style:name="P76" style:family="paragraph" style:parent-style-name="Footnote">
      <style:text-properties fo:language="de" fo:country="DE" officeooo:rsid="005023f0" officeooo:paragraph-rsid="005023f0"/>
    </style:style>
    <style:style style:name="P77" style:family="paragraph" style:parent-style-name="Footnote">
      <style:text-properties fo:language="de" fo:country="DE" fo:font-style="normal" officeooo:rsid="00529135" officeooo:paragraph-rsid="00550f55" style:font-style-asian="normal" style:font-style-complex="normal"/>
    </style:style>
    <style:style style:name="P78" style:family="paragraph" style:parent-style-name="Footnote">
      <style:text-properties fo:language="de" fo:country="DE" officeooo:paragraph-rsid="0059c02a"/>
    </style:style>
    <style:style style:name="P79" style:family="paragraph" style:parent-style-name="Footnote">
      <style:text-properties fo:language="de" fo:country="DE" fo:font-style="italic" officeooo:rsid="001c5dce" officeooo:paragraph-rsid="00550f55" style:font-style-asian="italic" style:font-style-complex="italic"/>
    </style:style>
    <style:style style:name="P80" style:family="paragraph" style:parent-style-name="Footnote">
      <style:text-properties fo:language="de" fo:country="DE" officeooo:paragraph-rsid="005915d0"/>
    </style:style>
    <style:style style:name="P81" style:family="paragraph" style:parent-style-name="Footnote">
      <style:text-properties fo:language="de" fo:country="DE" fo:font-weight="normal" officeooo:rsid="0046d808" officeooo:paragraph-rsid="0046d808" style:font-weight-asian="normal" style:font-weight-complex="normal"/>
    </style:style>
    <style:style style:name="P82" style:family="paragraph" style:parent-style-name="Footnote">
      <style:paragraph-properties fo:margin-left="0cm" fo:margin-right="0cm" fo:text-indent="0cm" style:auto-text-indent="false"/>
      <style:text-properties fo:language="de" fo:country="DE" fo:font-style="normal" officeooo:rsid="00208b00" officeooo:paragraph-rsid="0059c02a" style:font-style-asian="normal" style:font-style-complex="normal"/>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86" style:family="paragraph" style:parent-style-name="Contents_20_Heading" style:master-page-name="Index">
      <style:paragraph-properties style:page-number="auto"/>
    </style:style>
    <style:style style:name="P87" style:family="paragraph" style:parent-style-name="Heading_20_1">
      <style:text-properties fo:language="de" fo:country="DE"/>
    </style:style>
    <style:style style:name="P88" style:family="paragraph" style:parent-style-name="Heading_20_1" style:master-page-name="Standard">
      <style:paragraph-properties style:page-number="3"/>
      <style:text-properties fo:language="de" fo:country="DE"/>
    </style:style>
    <style:style style:name="P89" style:family="paragraph" style:parent-style-name="Heading_20_1">
      <style:paragraph-properties fo:break-before="page"/>
      <style:text-properties fo:language="de" fo:country="DE" officeooo:paragraph-rsid="00550f55"/>
    </style:style>
    <style:style style:name="P90" style:family="paragraph" style:parent-style-name="Heading_20_2">
      <style:text-properties fo:language="de" fo:country="DE" officeooo:paragraph-rsid="00550f55"/>
    </style:style>
    <style:style style:name="T1" style:family="text">
      <style:text-properties officeooo:rsid="00134afc"/>
    </style:style>
    <style:style style:name="T2" style:family="text">
      <style:text-properties officeooo:rsid="002a639d"/>
    </style:style>
    <style:style style:name="T3" style:family="text">
      <style:text-properties officeooo:rsid="002bd83f"/>
    </style:style>
    <style:style style:name="T4" style:family="text">
      <style:text-properties officeooo:rsid="002c45f9"/>
    </style:style>
    <style:style style:name="T5" style:family="text">
      <style:text-properties officeooo:rsid="002dd11b"/>
    </style:style>
    <style:style style:name="T6" style:family="text">
      <style:text-properties officeooo:rsid="002ef367"/>
    </style:style>
    <style:style style:name="T7" style:family="text">
      <style:text-properties officeooo:rsid="0031f884"/>
    </style:style>
    <style:style style:name="T8" style:family="text">
      <style:text-properties officeooo:rsid="0033d8cb"/>
    </style:style>
    <style:style style:name="T9" style:family="text">
      <style:text-properties fo:font-style="italic" style:font-style-asian="italic" style:font-style-complex="italic"/>
    </style:style>
    <style:style style:name="T10" style:family="text">
      <style:text-properties fo:font-style="italic" officeooo:rsid="00208b00" style:font-style-asian="italic" style:font-style-complex="italic"/>
    </style:style>
    <style:style style:name="T11" style:family="text">
      <style:text-properties fo:font-style="italic" officeooo:rsid="0033d8cb" style:font-style-asian="italic" style:font-style-complex="italic"/>
    </style:style>
    <style:style style:name="T12" style:family="text">
      <style:text-properties fo:font-style="italic" officeooo:rsid="00550f55"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33d8c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ee356"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208b00" style:font-style-asian="normal" style:font-style-complex="normal"/>
    </style:style>
    <style:style style:name="T19" style:family="text">
      <style:text-properties fo:font-style="normal" officeooo:rsid="005915d0" style:font-style-asian="normal" style:font-style-complex="normal"/>
    </style:style>
    <style:style style:name="T20" style:family="text">
      <style:text-properties fo:font-style="normal" officeooo:rsid="0059c02a"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33d8cb" style:font-style-asian="normal" style:font-style-complex="normal"/>
    </style:style>
    <style:style style:name="T23" style:family="text">
      <style:text-properties fo:font-style="normal" style:text-underline-style="none" officeooo:rsid="00362989" style:font-style-asian="normal" style:font-style-complex="normal"/>
    </style:style>
    <style:style style:name="T24" style:family="text">
      <style:text-properties fo:font-style="normal" style:text-underline-style="none" officeooo:rsid="00550f55" style:font-style-asian="normal" style:font-style-complex="normal"/>
    </style:style>
    <style:style style:name="T25" style:family="text">
      <style:text-properties officeooo:rsid="0034ec6c"/>
    </style:style>
    <style:style style:name="T26" style:family="text">
      <style:text-properties officeooo:rsid="00362989"/>
    </style:style>
    <style:style style:name="T27" style:family="text">
      <style:text-properties officeooo:rsid="003782b8"/>
    </style:style>
    <style:style style:name="T28" style:family="text">
      <style:text-properties officeooo:rsid="003971a3"/>
    </style:style>
    <style:style style:name="T29" style:family="text">
      <style:text-properties officeooo:rsid="0039a05c"/>
    </style:style>
    <style:style style:name="T30" style:family="text">
      <style:text-properties officeooo:rsid="003b37b1"/>
    </style:style>
    <style:style style:name="T31" style:family="text">
      <style:text-properties officeooo:rsid="003ee356"/>
    </style:style>
    <style:style style:name="T32" style:family="text">
      <style:text-properties officeooo:rsid="004332b0"/>
    </style:style>
    <style:style style:name="T33" style:family="text">
      <style:text-properties officeooo:rsid="0044c04e"/>
    </style:style>
    <style:style style:name="T34" style:family="text">
      <style:text-properties officeooo:rsid="0045fcbc"/>
    </style:style>
    <style:style style:name="T35" style:family="text">
      <style:text-properties officeooo:rsid="0046d808"/>
    </style:style>
    <style:style style:name="T36" style:family="text">
      <style:text-properties officeooo:rsid="0047ac0d"/>
    </style:style>
    <style:style style:name="T37" style:family="text">
      <style:text-properties officeooo:rsid="00484f62"/>
    </style:style>
    <style:style style:name="T38" style:family="text">
      <style:text-properties officeooo:rsid="004a13b6"/>
    </style:style>
    <style:style style:name="T39" style:family="text">
      <style:text-properties officeooo:rsid="004a593c"/>
    </style:style>
    <style:style style:name="T40" style:family="text">
      <style:text-properties officeooo:rsid="004b410a"/>
    </style:style>
    <style:style style:name="T41" style:family="text">
      <style:text-properties officeooo:rsid="004c287e"/>
    </style:style>
    <style:style style:name="T42" style:family="text">
      <style:text-properties officeooo:rsid="004d0eae"/>
    </style:style>
    <style:style style:name="T43" style:family="text">
      <style:text-properties officeooo:rsid="0055a5b4"/>
    </style:style>
    <style:style style:name="T44" style:family="text">
      <style:text-properties officeooo:rsid="0054664b"/>
    </style:style>
    <style:style style:name="T45"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46" style:family="text">
      <style:text-properties fo:font-variant="normal" fo:text-transform="none" fo:color="#000000" style:font-name="Times New Roman" fo:font-size="9.75pt" fo:letter-spacing="normal" fo:font-style="normal" fo:font-weight="normal" officeooo:rsid="00529135" style:font-style-asian="normal" style:font-style-complex="normal"/>
    </style:style>
    <style:style style:name="T47" style:family="text">
      <style:text-properties fo:font-variant="normal" fo:text-transform="none" fo:color="#000000" style:font-name="Times New Roman" fo:font-size="9.75pt" fo:letter-spacing="normal" fo:font-style="normal" fo:font-weight="normal" officeooo:rsid="005758d9" style:font-style-asian="normal" style:font-style-complex="normal"/>
    </style:style>
    <style:style style:name="T48"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49" style:family="text">
      <style:text-properties fo:font-variant="normal" fo:text-transform="none" fo:color="#000000" style:font-name="Times New Roman" fo:font-size="9.75pt" fo:letter-spacing="normal" fo:font-style="normal" style:text-underline-style="none" fo:font-weight="normal" officeooo:rsid="005758d9" style:font-style-asian="normal" style:font-style-complex="normal"/>
    </style:style>
    <style:style style:name="T50" style:family="text">
      <style:text-properties fo:font-variant="normal" fo:text-transform="none" fo:color="#000000" style:font-name="Times New Roman" fo:font-size="9.75pt" fo:letter-spacing="normal" fo:font-style="normal" style:text-underline-style="none" fo:font-weight="normal" officeooo:rsid="005915d0" style:font-style-asian="normal" style:font-style-complex="normal"/>
    </style:style>
    <style:style style:name="T51" style:family="text">
      <style:text-properties fo:font-variant="normal" fo:text-transform="none" fo:color="#000000" style:font-name="Times New Roman" fo:font-size="9.75pt" fo:letter-spacing="normal" fo:font-style="normal" style:text-underline-style="none" fo:font-weight="normal" officeooo:rsid="0045fcbc" style:font-style-asian="normal" style:font-style-complex="normal"/>
    </style:style>
    <style:style style:name="T52" style:family="text">
      <style:text-properties fo:font-variant="normal" fo:text-transform="none" fo:color="#000000" style:font-name="Times New Roman" fo:font-size="9.75pt" fo:letter-spacing="normal" fo:font-style="normal" style:text-underline-style="none" fo:font-weight="normal" officeooo:rsid="0059c02a" style:font-style-asian="normal" style:font-style-complex="normal"/>
    </style:style>
    <style:style style:name="T53"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54"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55" style:family="text">
      <style:text-properties fo:font-variant="normal" fo:text-transform="none" fo:color="#000000" style:font-name="Times New Roman" fo:font-size="9.75pt" fo:letter-spacing="normal" fo:font-style="italic" style:text-underline-style="none" fo:font-weight="normal" officeooo:rsid="005758d9" style:font-style-asian="italic" style:font-style-complex="italic"/>
    </style:style>
    <style:style style:name="T56" style:family="text">
      <style:text-properties fo:font-variant="normal" fo:text-transform="none" fo:color="#000000" style:font-name="Times New Roman" fo:font-size="9.75pt" fo:letter-spacing="normal" fo:font-style="italic" style:text-underline-style="none" fo:font-weight="normal" officeooo:rsid="005915d0" style:font-style-asian="italic" style:font-style-complex="italic"/>
    </style:style>
    <style:style style:name="T57" style:family="text">
      <style:text-properties fo:font-variant="normal" fo:text-transform="none" fo:color="#000000" style:font-name="Times New Roman" fo:font-size="9.75pt" fo:letter-spacing="normal" fo:font-style="italic" style:text-underline-style="none" fo:font-weight="normal" officeooo:rsid="0059c02a" style:font-style-asian="italic" style:font-style-complex="italic"/>
    </style:style>
    <style:style style:name="T58" style:family="text">
      <style:text-properties officeooo:rsid="004f149e"/>
    </style:style>
    <style:style style:name="T59" style:family="text">
      <style:text-properties officeooo:rsid="00208b00"/>
    </style:style>
    <style:style style:name="T60" style:family="text">
      <style:text-properties officeooo:rsid="00550f55"/>
    </style:style>
    <style:style style:name="T61" style:family="text">
      <style:text-properties officeooo:rsid="00555541"/>
    </style:style>
    <style:style style:name="T62" style:family="text">
      <style:text-properties officeooo:rsid="005758d9"/>
    </style:style>
    <style:style style:name="T63" style:family="text">
      <style:text-properties style:text-underline-style="none"/>
    </style:style>
    <style:style style:name="T64" style:family="text">
      <style:text-properties style:text-underline-style="none" officeooo:rsid="005758d9"/>
    </style:style>
    <style:style style:name="T65" style:family="text">
      <style:text-properties style:text-underline-style="none" officeooo:rsid="0045fcbc"/>
    </style:style>
    <style:style style:name="T66" style:family="text">
      <style:text-properties style:text-underline-style="none" officeooo:rsid="005e1c04"/>
    </style:style>
    <style:style style:name="T67" style:family="text">
      <style:text-properties officeooo:rsid="005915d0"/>
    </style:style>
    <style:style style:name="T68" style:family="text">
      <style:text-properties officeooo:rsid="0059c02a"/>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54664b" style:font-size-asian="10.5pt" style:font-weight-asian="normal" style:font-size-complex="12pt" style:font-weight-complex="normal"/>
    </style:style>
    <style:style style:name="T71" style:family="text">
      <style:text-properties fo:font-size="12pt" fo:font-weight="normal" officeooo:rsid="005a322c" style:font-size-asian="10.5pt" style:font-weight-asian="normal" style:font-size-complex="12pt" style:font-weight-complex="normal"/>
    </style:style>
    <style:style style:name="T72" style:family="text">
      <style:text-properties officeooo:rsid="005d945a"/>
    </style:style>
    <style:style style:name="T73" style:family="text">
      <style:text-properties officeooo:rsid="005e1c04"/>
    </style:style>
    <style:style style:name="T74" style:family="text">
      <style:text-properties officeooo:rsid="005fe74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Friedrich-Alexander-Universität Erlangen-Nürnberg</text:p>
      <text:p text:style-name="P2">Philosophische Fakultät und Fachbereich Theologie</text:p>
      <text:p text:style-name="P2">Fachbereich: <text:span text:style-name="T43">Philosophie</text:span></text:p>
      <text:p text:style-name="P2">Proseminar: <text:span text:style-name="T44">Mythos und Normativität</text:span>, <text:span text:style-name="T44">Wintersemester </text:span>2015/<text:span text:style-name="T44">2016</text:span></text:p>
      <text:p text:style-name="P2">Dozent<text:span text:style-name="T44">i</text:span>n: <text:span text:style-name="T44">M.A. Eva Knöfer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Ist das Internet ein Herrschaftsinstrument?</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44">489 Nürnberg</text:span></text:p>
      <text:p text:style-name="P9">E-Mail: emil.lefherz@piraten-nbg.de </text:p>
      <text:p text:style-name="P9"/>
      <text:p text:style-name="P3"><text:span text:style-name="T69">Zwei-Fach-Bachelor Philosophie (</text:span><text:span text:style-name="T70">5</text:span><text:span text:style-name="T69">. FS) und Politische Wissenschaft (</text:span><text:span text:style-name="T70">3</text:span><text:span text:style-name="T69">. FS</text:span><text:span text:style-name="T71">)</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Ist das Internet ein Herrschaftsinstrument?</text:p>
          </text:index-title>
          <text:p text:style-name="P83"><text:a xlink:type="simple" xlink:href="#__RefHeading__793_1819349573" text:style-name="Index_20_Link" text:visited-style-name="Index_20_Link">0. Aktualität der Dialektik der Aufklärung im digitalen Zeitalter<text:tab/>3</text:a></text:p>
          <text:p text:style-name="P83"><text:a xlink:type="simple" xlink:href="#__RefHeading__795_1819349573" text:style-name="Index_20_Link" text:visited-style-name="Index_20_Link">1. Zentrale Kritik Adornos und Horkheimers an Aufklärung<text:tab/>4</text:a></text:p>
          <text:p text:style-name="P83"><text:a xlink:type="simple" xlink:href="#__RefHeading__797_1819349573" text:style-name="Index_20_Link" text:visited-style-name="Index_20_Link">1.0 Mythos und Aufklärung<text:tab/>4</text:a></text:p>
          <text:p text:style-name="P83"><text:a xlink:type="simple" xlink:href="#__RefHeading__799_1819349573" text:style-name="Index_20_Link" text:visited-style-name="Index_20_Link">1.1 Die repressive Egalität der Moderne<text:tab/>7</text:a></text:p>
          <text:p text:style-name="P83"><text:a xlink:type="simple" xlink:href="#__RefHeading__801_1819349573" text:style-name="Index_20_Link" text:visited-style-name="Index_20_Link">2. Das Internet – Totalität oder Freiraum?<text:tab/>9</text:a></text:p>
          <text:p text:style-name="P83"><text:a xlink:type="simple" xlink:href="#__RefHeading__803_1819349573" text:style-name="Index_20_Link" text:visited-style-name="Index_20_Link">2.0 Der Mythos im Netz<text:tab/>12</text:a></text:p>
          <text:p text:style-name="P83"><text:a xlink:type="simple" xlink:href="#__RefHeading__805_1819349573" text:style-name="Index_20_Link" text:visited-style-name="Index_20_Link">2.1 Informationsökonomie und repressive Egalität<text:tab/>14</text:a></text:p>
          <text:p text:style-name="P83"><text:a xlink:type="simple" xlink:href="#__RefHeading__807_1819349573" text:style-name="Index_20_Link" text:visited-style-name="Index_20_Link">3. Aufklärung wird demokratisiert und massentauglich<text:tab/>16</text:a></text:p>
          <text:p text:style-name="P83"><text:a xlink:type="simple" xlink:href="#__RefHeading__1783_1803230690" text:style-name="Index_20_Link" text:visited-style-name="Index_20_Link">Literaturverzeichnis<text:tab/>19</text:a></text:p>
          <text:p text:style-name="P84"><text:a xlink:type="simple" xlink:href="#__RefHeading__855_75367846" text:style-name="Index_20_Link" text:visited-style-name="Index_20_Link">Literatur:<text:tab/>19</text:a></text:p>
          <text:p text:style-name="P84"><text:a xlink:type="simple" xlink:href="#__RefHeading__857_75367846" text:style-name="Index_20_Link" text:visited-style-name="Index_20_Link">Internetquellen:<text:tab/>19</text:a></text:p>
        </text:index-body>
      </text:table-of-content>
      <text:p text:style-name="P3"/>
      <text:p text:style-name="P3"/>
      <text:p text:style-name="P4">Die Nummerierung der Kapitel beginnt in dieser Arbeit, wie in der Informatik die Indices eines Arrays, mit 0 statt 1. Nicht wundern, willkommen im digitalen Zeitalter.</text:p>
      <text:p text:style-name="P5"/>
      <text:p text:style-name="P6">Ich habe die Arbeit in geschlechtergerechter Sprache geschrieben. Ich verwende das generische Femininum und das generische Maskulinum abwechselnd. Sollte jemand beim Lesen darüber stolpern: <text:span text:style-name="T74">d</text:span>as ist so gewollt.</text:p>
      <text:h text:style-name="P88" text:outline-level="1"><text:bookmark-start text:name="__RefHeading__793_1819349573"/><text:span text:style-name="T2">0</text:span>. <text:span text:style-name="T29">Aktualität der</text:span> <text:span text:style-name="T9">Dialektik der Aufklärung</text:span> <text:span text:style-name="T3">im digitalen Zeitalter</text:span><text:bookmark-end text:name="__RefHeading__793_1819349573"/></text:h>
      <text:p text:style-name="P11"/>
      <text:p text:style-name="P11"><text:span text:style-name="T25">Bis 1947</text:span>, also <text:span text:style-name="T25">kurz nachdem </text:span>die barbarischste Konsequenz, die die deutsche Identität je hatte, ihr Ende fand, <text:span text:style-name="T25">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25">die instrumentelle</text:span> Vernunft diese Entwicklungen bestimmt hatte.</text:p>
      <text:p text:style-name="P12">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12">Der kometenhafte Aufstieg gewisser Parteien, die Bereitschaft, mit der ihre Forderungen von etablierten Parteien übernommen werden, und das Aufbrechen des antifaschistischen Konsenses der viel bemühten “Mitte der Gesellschaft”, Rechten keinen Platz in der Öffentlichkeit zu gewähren<text:note text:id="ftn1" text:note-class="footnote"><text:note-citation>1</text:note-citation><text:note-body><text:p text:style-name="P55">Lobenstein 2016</text:p></text:note-body></text:note>, wird es wieder notwendig, sich den Erkenntnissen Adornos und Horkheimers zu widmen.</text:p>
      <text:p text:style-name="P12">Wenn sich das Rad der Zeit nur im Kreis gedreht hätte, <text:span text:style-name="T3">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13">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13">Das Internet bietet neue Räume, die sich an viele Regeln des alten Spiels nicht halten müssen. Für viele bietet es Freiräume von <text:span text:style-name="T30">einer Kultur der “Normalität”</text:span>, und die Möglichkeit, neue Formen der Kultur zu etablieren, <text:span text:style-name="T30">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12">Ich möchte in dieser Hausarbeit prüfen, welche <text:span text:style-name="T4">Gedankengänge</text:span> <text:span text:style-name="T3">Adornos und Horkheimers im digitalen Zeitalter noch aktuell sind, und welche wir den Regeln des neuen Spiels, des digitalen Zeitalters anpassen müssen.</text:span></text:p>
      <text:p text:style-name="P14"/>
      <text:h text:style-name="P87" text:outline-level="1"><text:bookmark-start text:name="__RefHeading__795_1819349573"/>1. Zentrale Kritik Adorn<text:span text:style-name="T4">os und Hork</text:span>heimers an Aufklärung<text:bookmark-end text:name="__RefHeading__795_1819349573"/></text:h>
      <text:p text:style-name="P14"/>
      <text:p text:style-name="P15">In ihrem ersten Kapitel “Begriff der Aufklärung”, formulieren Adorno und Horkheimer ihre Kritik, verpackt in eine Definition. <text:span text:style-name="T5">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r Rezipienti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15"/>
      <text:h text:style-name="P87" text:outline-level="1"><text:bookmark-start text:name="__RefHeading__797_1819349573"/>1.0 <text:span text:style-name="T29">Mythos und Aufklärung</text:span><text:bookmark-end text:name="__RefHeading__797_1819349573"/></text:h>
      <text:p text:style-name="P15"/>
      <text:p text:style-name="P16">Ein zentraler Ansatz der beiden Autoren ist der, aufzuzeigen, wie Aufklärung bisher in Abgrenzung zum Mythos, beziehungsweise als Entzauberung des Mythos, gesehen wurde. Wo die Mensch<text:soft-page-break/>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2" text:note-class="footnote"><text:note-citation>2</text:note-citation><text:note-body><text:p text:style-name="P55">Kant 1968, S. 53</text:p></text:note-body></text:note>. Aufklärung und Wissenschaft solle Licht in das Dunkel der Mythen bringen, die bisher zur Welterklärung benutzt wurden.</text:p>
      <text:p text:style-name="P16">Dies<text:span text:style-name="T6">e Auffassung von Aufklärung ist (nach Adorno und Horkheimer) verkürzt, weil schon die Definition von Mythos verkürzt ist. Sie geht in keinster Weise darauf ein, warum Menschen mythisch denken. Um näher darauf einzugehen, ist Blumenbergs “Arbeit am Mythos” erheblich hilfreich: er geht von einem Absolutismus der Wirklichkeit aus, dass Menschen die ursprüngliche Erfahrung machen, ohnmächtig zu sein</text:span><text:span text:style-name="T6"><text:note text:id="ftn3" text:note-class="footnote"><text:note-citation>3</text:note-citation><text:note-body><text:p text:style-name="P57">Blumenberg <text:span text:style-name="T62">2006</text:span>, S. 9ff</text:p></text:note-body></text:note></text:span><text:span text:style-name="T6">. Diese partikulare, existenzielle Erfahrung ist die Angst, und kann erst 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innen oder ähnliches zu erklären, auch ohne komplizierte wissenschaftliche Regeln einzuhalten.</text:span></text:p>
      <text:p text:style-name="P17">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4" text:note-class="footnote"><text:note-citation>4</text:note-citation><text:note-body><text:p text:style-name="P58"><text:span text:style-name="T67">Adorno/Horkheimer 2006, </text:span>S. <text:span text:style-name="T67">6</text:span></text:p></text:note-body></text:note></text:p>
      <text:p text:style-name="P18">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18">Gleichzeitig fällt jedoch Aufklärung in den Mythos zurück, weil sie die Distanz zwischen Betrachter<text:span text:style-name="T60">in</text:span> und Betrachtetem, Geordnetem, Interpretiertem schafft. Einerseits ist nämlich jede, d<text:span text:style-name="T60">ie</text:span> Wissen anwendet, bereits eine, <text:span text:style-name="T60">die </text:span>die kritischen Regeln, die beim herausfinden eines Naturgesetzes <text:soft-page-break/>angewandt werden müssen, nicht mehr kennen muss<text:note text:id="ftn5" text:note-class="footnote"><text:note-citation>5</text:note-citation><text:note-body><text:p text:style-name="P58">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text:span text:style-name="T67">2006,</text:span> S. <text:span text:style-name="T67">9</text:span>)</text:p></text:note-body></text:note> und so der Gefahr verfällt, nach dem alten Mythos-Verständnis <text:span text:style-name="T60">ihre</text:span> Vernunft als Herrschafts-, statt als Erkenntnisinstrument anzuwenden. <text:span text:style-name="T7">Andererseits ist bereits der, der das Naturgesetz herausfindet, nach dem die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acht ist besiegt, der Mensch hat von der Natur gelernt, wie er sie beherrschen kann. Diese Dynamik wird später noch öfter bemüht.</text:span></text:p>
      <text:p text:style-name="P19">Die angewandten Mittel mögen hierbei die der Rationalität sein, doch die Funktion, die die Aufklärung in der menschlichen Psyche erfüllt, ist die des Mythos: einer qualitativ unerfassbaren Natur werden Grenzen gesetzt, um sie beherrschen zu können.</text:p>
      <text:p text:style-name="P19">Ein <text:span text:style-name="T8">erhebliches </text:span>Merkmal <text:span text:style-name="T8">des Antisemitismus (nach Adornos Definition in den </text:span><text:span text:style-name="T11">Studien zum </text:span><text:span text:style-name="T12">a</text:span><text:span text:style-name="T11">utoritären Charakter</text:span><text:span text:style-name="T8">)</text:span> zeigt sich im Mythos – das Projektive. <text:span text:style-name="T8">Adorno ist in seinen </text:span><text:span text:style-name="T14">Studien zum autoritären Charakter</text:span><text:span text:style-name="T22">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iziert und überall gesehen, nur nicht in uns selbst; auch um das partikulare Selbstbild “rein” von fremdartigen, bösen Einflüssen zu machen.</text:span></text:p>
      <text:p text:style-name="P20"><text:span text:style-name="T21">Gängige antisemitische Mythen, die kolportiert werden, um ebendiese Triebe aus sich selbst zu “bannen”, sind beispielsweise die de</text:span><text:span text:style-name="T24">r</text:span><text:span text:style-name="T21"> raffgierigen </text:span><text:span text:style-name="T24">Jüdin</text:span><text:span text:style-name="T21">,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text:span><text:span text:style-name="T24">ie</text:span><text:span text:style-name="T21"> Deutsche eben nur schlecht ist, weil </text:span><text:span text:style-name="T24">sie</text:span><text:span text:style-name="T21"> durch “fremde Einflüsse” manipuliert wird. So sind Mythen tief in antisemitische Weltbilder verstrickt, </text:span><text:soft-page-break/><text:span text:style-name="T21">und der Mythos erfüllt den für die eigene Psyche wichtigen Mechanismus der Projektion. </text:span></text:p>
      <text:p text:style-name="P21">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p>
      <text:p text:style-name="P20"/>
      <text:h text:style-name="P87" text:outline-level="1"><text:bookmark-start text:name="__RefHeading__799_1819349573"/>1.1 Die repressive Egalität der Moderne<text:bookmark-end text:name="__RefHeading__799_1819349573"/></text:h>
      <text:p text:style-name="P20"/>
      <text:p text:style-name="P22">Viele Autor<text:span text:style-name="T60">inn</text:span>en haben versucht, die Moderne zu charakterisieren. Für diese Arbeit ist sie als das Milieu interessant, in dem der Faschismus seinen Höhepunkt erlebte, und in dem die Frage beantwortet werden muss, wie es so weit kommen konnte.</text:p>
      <text:p text:style-name="P22">Nietzsche ist als der Autor bekannt, der seine Zeit beschrieben hat wie kein zweiter. In <text:span text:style-name="T13">Also Sprach Zarathustra</text:span><text:span text:style-name="T21"> stellte er eine sehr subjektive Philosophie vor, in der das Element des einsamen Eremiten eine große Rolle spielte. Das Verhältnis de</text:span><text:span text:style-name="T24">r</text:span><text:span text:style-name="T21"> Einzelnen, des cartesianischen Subjekts zur Masse, zur Objektivität spielt bei vielen Autoren eine große Rolle.</text:span></text:p>
      <text:p text:style-name="P22"><text:span text:style-name="T21">So unangenehm es mir aufgrund seines antisemitischen Charakters ist, Heidegger zu zitieren, er hat zu dieser Frage </text:span><text:span text:style-name="T23">etwas sinnvolles über Marxismus</text:span><text:span text:style-name="T21"> geschrieben:</text:span></text:p>
      <text:p text:style-name="P47">“Was Marx <text:span text:style-name="T26">in</text:span> e<text:span text:style-name="T26">in</text:span>e<text:span text:style-name="T26">m</text:span> wesentlichen und bedeutenden Sinne von Hegel her als die Entfremdung des Menschen erkannt hat, reicht mit seinen Wurzeln in die Heimatlosigkeit des neuzeitlichen Menschen zurück. <text:span text:style-name="T26">[…]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6" text:note-class="footnote"><text:note-citation>6</text:note-citation><text:note-body><text:p text:style-name="P59">Heidegger <text:span text:style-name="T67">2000</text:span>, S. 31f</text:p></text:note-body></text:note></text:p>
      <text:p text:style-name="P23">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7" text:note-class="footnote"><text:note-citation>7</text:note-citation><text:note-body><text:p text:style-name="P60">Sartre <text:span text:style-name="T67">1989</text:span></text:p></text:note-body></text:note>. Hier zeigt sich aber der Unterschied in der Moderne-Kritik von Linken und Rechten auf; während es rechts ist, die Moderne und ihre Folgen abzulehnen, sich entwurzelt, heimatlos zu fühlen, und mit der Romantik zurück zur guten alten Zeit zu wollen, ist der linke Anspruch, die Probleme der <text:soft-page-break/>Moderne kritisch zu verstehen und aufzuarbeiten, um durch die Chancen, die sie mit sich bringt, mit ihr, und über sie hinaus in eine befreite Gesellschaft zu gelangen<text:note text:id="ftn8" text:note-class="footnote"><text:note-citation>8</text:note-citation><text:note-body><text:p text:style-name="P61">Wenn das nur mehr “Linke” auch so sehen würden.</text:p></text:note-body></text:note>.</text:p>
      <text:p text:style-name="P23">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24">Die Quantifizierung, die ich in 1.0 bereits als Vorgang der Erfassung einer qualitativen Substanz in auf Zahlen zurückführbare Symbole beschrieben habe, <text:span text:style-name="T27">reduziert eben diese Substanz, wenn sie vermittelt wird, und entfremdet ihre vermittelte, objektive Identität von ihrer subjektiven. In der produktiven Arbeit äußert sich dieser Vorgang dadurch, dass der nur durch die Arbeiterin subjektiv erfassbare, qualitative Wert der Arbeit und des daraus hervorgegangenen Produktes, das die Arbeiterin mit ihrer Arbeit geschaffen hat, nur dadurch einen objektiven Wert erhält, für den er auf einem Markt vermittelt werden kann, dass er zu einem Tauschwert quantifiziert wird</text:span><text:span text:style-name="T27"><text:note text:id="ftn9" text:note-class="footnote"><text:note-citation>9</text:note-citation><text:note-body><text:p text:style-name="P62">Marx/<text:span text:style-name="T67">Engels 1962, S. 49f</text:span></text:p></text:note-body></text:note></text:span><text:span text:style-name="T27">. Die Identität der Ware als Arbeitskraft für die Arbeiterin, und die Identität der Ware als Tauschwert für den Markt, unterscheiden sich dabei zwangsläufig, weil man die Schweißtropfen, die die Arbeiterin für die Ware vergießt, nicht quantitativ messen kann. Dieser Vermittlungsprozess ist eine Reduktion des subjektiven, qualitativen Wertes. </text:span></text:p>
      <text:p text:style-name="P25">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p>
      <text:p text:style-name="P25">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8">eren Wert</text:span> nicht <text:span text:style-name="T28">vermittelt</text:span> wird, <text:span text:style-name="T28">deren Werk der Arbeiter für sich selbst erzeugen und anerkennen kann. Im umgekehrten Sinne gilt: “die gesellschaftliche Existenz beinhaltet unvermeidlich einen Teil Entfremdung, weil die Gesellschaft nicht von jedem als das Werk erzeugt und anerkannt werden kann, das er aus </text:span><text:soft-page-break/><text:span text:style-name="T28">freien Stücken in freiwilliger Zusammenarbeit mit allen anderen geschaffen hat.”</text:span><text:span text:style-name="T28"><text:note text:id="ftn10" text:note-class="footnote"><text:note-citation>10</text:note-citation><text:note-body><text:p text:style-name="P63">Gorz <text:span text:style-name="T68">1984</text:span>, S. 101</text:p></text:note-body></text:note></text:span></text:p>
      <text:p text:style-name="P26">Gorz erläutert das Lebensgefühl des so entfremdeten, eben nicht autonomen, sondern gleichgemachten Subjekts auch mit dem Zitat eines <text:span text:style-name="T37">fiktiven</text:span>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11" text:note-class="footnote"><text:note-citation>11</text:note-citation><text:note-body><text:p text:style-name="P63">ebenda</text:p></text:note-body></text:note> – und stößt auf das Problem jede<text:span text:style-name="T60">r</text:span> Anarchist<text:span text:style-name="T60">in</text:span>, dass die Objektivität einen eben trotzdem mitdenkt, wann immer man wahrgenommen wird, und nach wie vor miterfasst und entfremdet. Ein Konformist wie Heidegger kommt nicht mit dieser Ze<text:span text:style-name="T72">r</text:span>rissenheit klar; er beklagt sie als Heimatlosigkeit und versucht verzweifelt, ein “Sein” zu denken, dass die verlorene Funktion Gottes übernehmen soll.</text:p>
      <text:p text:style-name="P26">Und das ist auch das Problem, dass Adorno und Horkheimer mit der Reaktion auf die Moderne sehen; wo Aufklärung und Markt eine umfassende Vermittlung, Quantifizierung, Objektivität bereitstellen, <text:span text:style-name="T37">die die Identität eines jeden von sich entfremdet</text:span>, erkennen die einen ihre Totalität und rebellieren dagegen; die anderen jedoch verzweifeln an <text:span text:style-name="T37">der</text:span> Entfremdung, sehnen sich zurück nach einer eingebildeten mythischen Vergangenheit; greifen bereitwillig nach der mythischen Symbolik der Swastika und einer <text:span text:style-name="T29">Eigengruppe, die ihnen ihre Souveränität zurückzugeben scheint</text:span>; lassen der Projektion ihrer als <text:span text:style-name="T29">fremdartig und beängstigend verstandenen Triebe auf die Jüdinnen freien Lauf; retten sich in den Konformismus, wo alles andere aussichtslos erscheint; und bestrafen jeden, der sich nicht derselben Illusion hingibt wie sie, als Homo Sacer, der nicht mal seine Menschlichkeit verdient hat, wenn es keine außerhalb des Systems gibt; und vollenden im Faschismus schließlich den Totalitarismus, der erst zu diesen Problemen geführt hat.</text:span></text:p>
      <text:p text:style-name="P27">Diese Merkmale des autoritativen Charakters, wie Adorno sie in seinen <text:span text:style-name="T9">Studien zum autoritären Charakter</text:span><text:span text:style-name="T15"> schildert, sind als direkte oder indirekte Reaktion auf die Moderne verstehbar.</text:span></text:p>
      <text:p text:style-name="P27"/>
      <text:h text:style-name="P87" text:outline-level="1"><text:bookmark-start text:name="__RefHeading__801_1819349573"/>2. Das Internet – Totalität oder Freiraum?<text:bookmark-end text:name="__RefHeading__801_1819349573"/></text:h>
      <text:p text:style-name="P27"/>
      <text:p text:style-name="P28">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text:span text:style-name="T61">im Idealtypus der Moderne charakterisierten </text:span>Strukturen <text:span text:style-name="T61">s</text:span>o sind, wie sie davon ausgehen. Es steht jedoch außer Frage, dass wenn das Verhalten des Menschen von Strukturen abhängig ist, und mit dem Internet eine neue Struktur für Kommunikationsverhalten ins Spiel kommt, sich das Verhalten des Men<text:soft-page-break/>schen ändern muss.</text:p>
      <text:p text:style-name="P29">Die Frage gesellschaftlicher Freiheit war auch schon vor dem Internet wichtig, sie hat allerdings, wie so viele Bereiche, durch den digitalen Fortschritt einige neue Dimensionen bekommen. Ein wichtiger Konflikt wird im Netz ausgetragen; die Normalität der totalitären Standard-Identität steht auf der einen Seite, und neu erschließbare Freiräume, um viele unterschiedliche Identitäten auszuleben, die nicht miteinander rivalisieren, auf der anderen Seite.</text:p>
      <text:p text:style-name="P29">Identität unterliegt dabei komplexen Dynamiken<text:span text:style-name="T15">. Identitäten hängen innerhalb eines Bezeichnungssystems vollständig von dem Kontext ab, in dem sie betrachtet werden; ein Bezeichnetes kann eine Identität haben, wenn es in Relation zu anderen Bezeichneten in Differenz steht – die Identität verschwimmt jedoch in Relation zu anderen Bezeichneten, mit denen es äquivalent ist, also identisch. Will </text:span><text:span text:style-name="T16">man</text:span><text:span text:style-name="T15"> ein Bezeichnetes identifizieren, muss </text:span><text:span text:style-name="T16">man</text:span><text:span text:style-name="T15"> das also immer in Relation zu anderen tun, muss </text:span><text:span text:style-name="T16">es</text:span><text:span text:style-name="T15"> abgrenzen. Gleichzeitig </text:span><text:span text:style-name="T16">ist es notwendig, Bezeichnete als zueinander äquivalent zu betrachten, da man sonst gar nichts bezeichnen könnte; Bezeichnung muss zu Vereinheitlichung neigen. “Die Identität eines jeden Elements [ist] konstitutiv gespalten: einerseits drückt sich jede Differenz selbst als Differenz aus, andererseits löscht sich jede selbst als solche aus, indem sie in ein Äquivalenzverhältnis mit allen anderen Differenzen des Systems eintritt.”</text:span><text:span text:style-name="T16"><text:note text:id="ftn12" text:note-class="footnote"><text:note-citation>12</text:note-citation><text:note-body><text:p text:style-name="P64">Laclau <text:span text:style-name="T67">2002</text:span>, S. 67</text:p></text:note-body></text:note></text:span><text:span text:style-name="T16"> </text:span></text:p>
      <text:p text:style-name="P30">Dieser Konflikt klingt auch bereits in der Dialektik der Aufklärung an, <text:span text:style-name="T31">vor allem </text:span>in dem Kapitel über Kulturindustrie. <text:span text:style-name="T31">Wenn Adorno und Horkheimer über die Kulturindustrie schreiben - “Kultur heute schlägt alles mit Ähnlichkeit. Film, Radio, Magazine machen ein System aus. Jede Sparte ist einstimmig in sich und alle zusammen.”</text:span><text:span text:style-name="T31"><text:note text:id="ftn13" text:note-class="footnote"><text:note-citation>13</text:note-citation><text:note-body><text:p text:style-name="P64">Adorno/Horkheimer <text:span text:style-name="T67">2006,</text:span> S. <text:span text:style-name="T67">128</text:span></text:p></text:note-body></text:note></text:span><text:span text:style-name="T31"> - beklagen sie eben jene Vereinheitlichung, die für die negativ ist, die sich eine Sparte suchen, einen Freiraum, in dem sie ihre Identität als Anderes ausleben können. Die identitär Schwachen, die Nonkonformistinnen, die sich nicht in der Mehrheitskultur abfinden wollen, gehen in einem solchen System zu Grunde, werden nicht bezeichnet, nicht gesehen, und sind somit nicht existent. Die Freiheit, anders zu sein als die normale Mehrheitsgesellschaft und -meinung, geht damit verschütt. Die repressive Egalität, die sich auch und gerade in dieser Kulturindustrie zeigt, macht noch alles verschiedene gleich und erfassbar, alle grauenvollen Implikationen, die uns die Geschichte gelehrt hat, mit eingeschlossen.</text:span></text:p>
      <text:p text:style-name="P31">Adorno und Horkheimer nennen auch Argumente für Dynamiken, die dafür sorgen sollen, dass sich die Medienmacht zentralisiert; dass es ökonomischer sei, wenige verschiedene Programme zu veröffentlichen, da “der technische Gegensatz weniger Herstellungszentren zur zerstreuten Rezeption Organisation und Planung durch die Verfügenden [bedinge]”<text:note text:id="ftn14" text:note-class="footnote"><text:note-citation>14</text:note-citation><text:note-body><text:p text:style-name="P65">Ebenda, <text:span text:style-name="T67">S. 129</text:span></text:p></text:note-body></text:note>, und so möglichst viele Rezipienten auf einmal durch eine Ideologie in eine Identität gepresst werden müssten.</text:p>
      <text:p text:style-name="P31"><text:soft-page-break/>Dieses ökonomische Argument für die Zentralisierung der Kulturindustrie ist heute nicht mehr schlüssig. Die Verhältnisse haben sich gewandelt, wer heute Fernsehen machen will, muss keine Sendefrequenz besitzen, sondern nur eine Webcam und einen (kostenlosen) Youtube-Kanal. Wir leben in einem Zeitalter, in dem Kultur von jede<text:span text:style-name="T61">r</text:span> gemacht werden kann, d<text:span text:style-name="T61">ie</text:span> Zugang zu einem Rechner mit Internetanschluss hat, und nicht nur in den Industrieländern fast jeder von uns jederzeit einen solchen Rechner mit sich in der Hosentasche trägt. Michael Seemann beschreibt diese Entwicklung wie folgt:</text:p>
      <text:p text:style-name="P47">“Es verändern sich dadurch die Kosten für Kommunikation und Organisation und damit das Verhalten von Menschen und Institutionen. Knappheit und Konkurrenz weichen im Digitalen zunehmend Überfluss und Kooperation. Das untergräbt die Machtbasis der dominanten, hierarchisch organisierten und gegen ihre Umwelt klar abgegrenzten Institution.”<text:note text:id="ftn15" text:note-class="footnote"><text:note-citation>15</text:note-citation><text:note-body><text:p text:style-name="P66">Seemann <text:span text:style-name="T67">2014</text:span>, S. 71</text:p></text:note-body></text:note></text:p>
      <text:p text:style-name="P32">Stattdessen feiern Plattformen wie Youtube einen rasanten Aufstieg, basierend auf einer wichtigen Strukturgrundlage: der Nichtrivalität digitaler Güter und Räume. Digitale Räume können nahezu unendlich viele nebeneinander existieren, Lebensraum aller Nutzer<text:span text:style-name="T61">innen</text:span> darin inbegriffen. Wer nur einmal einen IRC-Server besucht hat, weiß, wie viele Räume dort nebeneinander existieren, in denen Leute aus aller Welt miteinander über unterschiedliche Themen diskutieren können, von #vegan über #malware zu #cyberpunk oder #knitting findet jeder dort gleich- und vor allem unterschiedlich Gesinnte, mit denen er über alle Belange des Lebens streiten oder sich inspirieren lassen kann, Räume, wo er jemanden darstellen kann.</text:p>
      <text:p text:style-name="P32">Gleichzeitig gibt es andere Grenzen in diesen Räumen; sie alle haben gewisse Regeln, und diese sind für gewöhnlich von den Plattformbetreiber<text:span text:style-name="T61">inne</text:span>n definiert. Diese Regeln entfalten einiges an Totalität, sie erlauben einige Handlungen und verhindern oder sanktionieren andere. Plattformen wie Facebook sind massiv in der Kritik, <text:span text:style-name="T32">unter anderem </text:span>weil <text:span text:style-name="T32">die Algorithmen, die Facebook nutzt, um seinen Nutzern Inhalte vorzusortieren, ähnlich vereinheitlichende Effekte haben wie die Kulturindustrie, wie sie von Adorno und Horkheimer angeprangert wird. Bisher wurde für derartige Plattformen noch kein Instrument der demokratischen Mitbestimmung der Formen der Plattform eingeführt, die Entscheidungsfindung über solche Fragen ist bisher als technokratisches Regime der Plattformbetreiberinnen zu verstehen.</text:span></text:p>
      <text:p text:style-name="P33">So treten auch in den unendlichen Weiten des Internets, die eigentlich garantieren sollten, dass jeder hier genug Platz hat, wieder dieselben Dynamiken auf. Die strukturellen Determinanten der digitalen Räume bestimmen, wie sich die Menschen verhalten, und der Kampf um die Menschen ist abermals ein Kampf um die Strukturen, in denen sie leben. Doch wie läuft dieser Kampf und was gibt es für Schlachtfelder?</text:p>
      <text:p text:style-name="P33"><text:soft-page-break/></text:p>
      <text:h text:style-name="P87" text:outline-level="1"><text:bookmark-start text:name="__RefHeading__803_1819349573"/>2.0 <text:span text:style-name="T32">Der Mythos</text:span> im Netz<text:bookmark-end text:name="__RefHeading__803_1819349573"/></text:h>
      <text:p text:style-name="P33"/>
      <text:p text:style-name="P33">Es gibt Plattformen, da machen Diskussionen mehr Sinn als auf anderen. Zum Beispiel ist sich die Netzwelt einhellig einig, dass man auf Twitter mit seiner 140-Zeichen-Begrenzung keine komplexen politischen Diskurse weiterdenken kann, und einem kein Platz für Differenzierung bleibt. Doch auch sonst sieht es sehr düster mit dem Diskussionsverhalten im Internet aus. Kommentarspalten von Regionalzeitungen gelten als die Hölle des World Wide Webs, wo rechte Trolle - <text:span text:style-name="T33">gepaart mit der Unfähigkeit alter Institutionen, auf die neuen Strukturen angemessen zu reagieren - sich mit einem Gemisch aus Argumentationen unter der Gürtellinie und menschenfeindlichen Parolen die Diskurshoheit erkämpft haben. Dort mitzuschreiben erfordert ein gewisses schlechtes Menschenbild oder sehr viel emotionale Energie; nur so ist es langfristig nicht zu anstrengend, in den dortigen Diskussionen mitzumischen. Ebenfalls berüchtigt sind Facebook-Diskussionen, wobei es hier tatsächlich auch konstruktive geben soll, auch zwischen offensichtlich “anders gesinnten”</text:span><text:span text:style-name="T33"><text:note text:id="ftn16" text:note-class="footnote"><text:note-citation>16</text:note-citation><text:note-body><text:p text:style-name="P67">Dieser Absatz wird unter dem Eindruck einer Diskussion vom 16.2. geschrieben, die damit endete, dass der Autor jemand anders als “Antisemiten” beschimpfte, was mit “komplexbeladener Nachfahre” quittiert wurde.</text:p></text:note-body></text:note></text:span><text:span text:style-name="T33">.</text:span></text:p>
      <text:p text:style-name="P34">Erfahrungen wie diese zeigen, dass die Aufklärung mit ihrem rationalen Austausch von Argumenten doch immer ein Elitenprojekt war. Seitdem Diskurs im Internet radikal demokratisiert wurde, scheint es, als wären einige grundsätzliche Ansätze des gesunden Menschenverstandes vergessen worden. Richtig ist stattdessen: sie wurden nie erlernt. Das ist auch ein Versagen der meisten Bildungssysteme, die es auch im Jahr 27 seit der Einführung des HTTP-Protokolls noch nicht geschafft haben, ihre Schüler<text:span text:style-name="T61">innen</text:span> angemessen auf die Anforderungen des neuen Spiels vorzubereiten.</text:p>
      <text:p text:style-name="P34">Es gibt jedoch vor allem zwei Phänomene, die auf mehr als nur mangelnde Bildung, sondern stattdessen auf autoritative Charaktere zurückzuführen sind. <text:span text:style-name="T34">So ist die Flüchtlingskrise, der größte Polarisierungsmechanismus in der Zeit meiner Online-Existenz, Grund für ein höchst problematisches Aufkommen moderner (rechter) Mythen.</text:span></text:p>
      <text:p text:style-name="P35">Bereits vor der sexualisierten Gewalt in der Nacht auf den 1.1.2016 in Köln wurden vor allem auf Facebook Gerüchte kolportiert, dass es in diesem oder jenen Dorf, in dem <text:span text:style-name="T61">die</text:span> Verfasser<text:span text:style-name="T61">in</text:span> angeblich jemanden kannte, Vergewaltigungen durch Asylbewerber gegeben hätte. Dies wurde unter anderem durch ein Video auf die Spitze getrieben, in dem ostdeutsche Jugendliche vor laufender Kamera behaupten, Flüchtlinge würden Kinder essen<text:note text:id="ftn17" text:note-class="footnote"><text:note-citation>17</text:note-citation><text:note-body><text:p text:style-name="P68">Boeselager 2015</text:p></text:note-body></text:note>. Im Laufe der Diskussion um dieses Video wurde unter anderem hier<text:note text:id="ftn18" text:note-class="footnote"><text:note-citation>18</text:note-citation><text:note-body><text:p text:style-name="P68">Brandes 2015</text:p></text:note-body></text:note> auch noch auf kreative Weise mit den modernen Mythen des Netzes auf<text:soft-page-break/>geräumt.</text:p>
      <text:p text:style-name="P35">Seit den Übergriffen von Köln sind diese Mythen jedoch bereits näher gerückt, und werden hauptsächlich von älteren Männern, seltener von den tatsächlich betroffenen Frauen, weiterverbreitet. die Falschmeldung von RTdeutsch<text:note text:id="ftn19" text:note-class="footnote"><text:note-citation>19</text:note-citation><text:note-body><text:p text:style-name="P70">Die Welt 2016</text:p></text:note-body></text:note>, dass eine 13-Jährige Russlanddeutsche entführt und vergewaltigt wurde, fiel auf fruchtbaren Boden, infolgedessen sich bundesweit auch Russlanddeutsche den Pegida-Aufmärschen anschlossen.</text:p>
      <text:p text:style-name="P35">Die Mythen vom übergriffigen Asylbewerber, der die deutsche Frau gefährdet, haben jedoch antisemitischen Ursprung und werden hauptsächlich von Männern weitergesponnen. Bei ihnen mischen sich auf fatale Weise die Projektion eigener Triebe und Taten auf die Fremdgruppe mit der Reinheit der Eigengruppe, der oberflächliche Konformismus mit den Werten der Eigengruppe<text:note text:id="ftn20" text:note-class="footnote"><text:note-citation>20</text:note-citation><text:note-body><text:p text:style-name="P81">Adorno <text:span text:style-name="T73">1976, S. 45ff</text:span></text:p></text:note-body></text:note> täuscht jedoch nicht über die Tatsache hinweg, dass bei deutschen Großveranstaltungen wie Karneval und Oktoberfest derartige Übergriffe an der Tagesordnung sind. So werden die Ereignisse in Köln, die von feministischer Seite tatsächlich zu verurteilen sind, von eigentlichen Tätern missbraucht, um <text:span text:style-name="T35">Hass auf Geflüchtete zu schüren und ganz nebenbei sich selbst eine Absolution von eben jenen Verbrechen zu erteilen.</text:span></text:p>
      <text:p text:style-name="P36">Andere berüchtigte Mythen des Internets sind Verschwörungstheorien. Die vielfältigen sozialen Netze, unterstützt von diversen “Truther”-Blogs, scheinen den einhelligen Ruf “Verschwörungstheoretiker<text:span text:style-name="T61">innen</text:span> aller Länder, vereinigt euch!” herausgegeben zu haben, und diverse Plattformen auch innerhalb der sozialen Netzwerke bilden sich heraus, auf denen sich Spinner (nach Adornos Typologie der Antisemiten<text:note text:id="ftn21" text:note-class="footnote"><text:note-citation>21</text:note-citation><text:note-body><text:p text:style-name="P81">Ebenda, <text:span text:style-name="T73">S. 331ff</text:span></text:p></text:note-body></text:note>) aller Art austauschen und gegenseitig “informieren”. </text:p>
      <text:p text:style-name="P36">Hier lassen sich jedoch gewisse Hierarchien beobachten; während die Verschwörungstheorie vom 9/11-inside-job auch für einige außerhalb dieses Milieus interessant zu sein scheint, verbreiten sich die offener antisemitischen Verschwörungstheorien erheblich schwerer. Viele, die nicht an die sogenannte “offizielle Version” des 9/11-Attentats glauben, scheinen sich auch nicht damit aufzuhalten, die dazugehörige Verschwörungstheorie zu verbreiten. In dem Fall sind sie nicht dem autoritären Charakter zuzuordnen, sondern es herrscht ein einfaches Bildungsproblem vor; mangelnde Medienkompetenz, Interesse (was kein Bildungsproblem wäre) oder rationale Urteilskraft, um sich angemessen über die Vorgänge des 11. Septembers 2001 zu informieren.</text:p>
      <text:p text:style-name="P36">Während die politische Bewegung, die sich aus besagten Plattformen heraus verbreitet, die sogenannten Montags”wahnmachen”, in der Bedeutungslosigkeit verschwunden ist, sind die Gefahren durch antisemitische Spinner<text:span text:style-name="T61">innen</text:span> jedoch keineswegs zu verharmlosen. Um ihren Verbreitungsradius zu verringern, müssten öffentliche Bildungssysteme das Problem der Medienkompetenz endlich <text:soft-page-break/>in den Griff bekommen. Doch um langfristig zu verhindern, dass Menschen sich für Verschwörungstheorien interessieren, muss das Problem des Antisemitismus, wie Adorno ihn definiert hat, anders angegangen werden. Gängige Vorschläge hierzu <text:span text:style-name="T36">lassen sich unter “Kapitalismus überwinden”, “Autoritäre Strukturen abbauen” und “Deutschland kaputtmachen” einordnen.</text:span></text:p>
      <text:p text:style-name="P36"/>
      <text:h text:style-name="P87" text:outline-level="1"><text:bookmark-start text:name="__RefHeading__805_1819349573"/>2.1 Informationsökonomie und repressive Egalität<text:bookmark-end text:name="__RefHeading__805_1819349573"/></text:h>
      <text:p text:style-name="P37"/>
      <text:p text:style-name="P40">In 1.1 habe ich als zentrales Merkmal der Moderne beschrieben, dass sie als das Leben im Widerspruch wahrgenommen wird, in dem die eigene Identität zwischen subjektiver Qualität und vermittelter Quantität aufgerieben wird. <text:span text:style-name="T38">Sind die Probleme der Moderne, die aus diesem Mechanismus erwachsen, auch die Probleme des digitalen Zeitalters? Kann man die totalitäre Quantifizierung, die sich in Aufklärung und Markt äußert, auch im Internet wiederfinden?</text:span></text:p>
      <text:p text:style-name="P41">Wir haben ja bereits einige Freiräume betrachtet, in denen das Internet den Nutzern Räume bietet, sich zu entfalten, und ihre Identität entgegen den vereinheitlichenden Tendenzen älterer Medien zu äußern und in neue Differenzen zu setzen. Die Institutionen, die für die alte Ordnung hauptverantwortlich waren, bröckeln – und in ihren Ruinen setzen sich neue Methoden fest, Leben, Identität und Kultur zu gestalten, wie sie früher nie möglich gewesen wäre. Kommunikationskultur entsteht ständig neu und wandelt sich, ein Wandel, der von den Nutzer<text:span text:style-name="T61">inne</text:span>n (oder Bewohner<text:span text:style-name="T61">inne</text:span>n?) des Internet auch ständig reflektiert wird und sich darin äußert, dass man immer öfter auf News-Artikel stößt, die über Twitter-Konflikte berichten; und dabei fast ausschließlich aus Tweets bestehen, während ein wenig der Kontext beleuchtet wird. Diese neue Art, Kommunikation zu reflektieren, könnte gerade die Anwendung von kritischer Vernunft sein, die sich Adorno und Horkheimer in ihrer Kritik an Aufklärung wünschten, oder nicht?</text:p>
      <text:p text:style-name="P41">Das eigentliche Problem der Moderne, die Quantifizierung, ist im Internet keinesfalls aufgehoben – sie ist perfektioniert. Wenn Aufklärung die Erfassung der natürlichen, nur subjektiv erfassbaren Qualitäten durch Symbole, Worte, und letzten Endes Zahlen ist, was bedeutet das für all die Freiräume, die das Internet uns angeblich bereitstellt?</text:p>
      <text:p text:style-name="P41">Jedes Mal, wenn ich einen Eindruck, ein Gefühl, eine Wahrnehmung mit anderen über das Internet teilen will, muss ich sie erst in Worte oder Bilder fassen – <text:span text:style-name="T39">oder in jede mediale Form, in der sie sich über Signale und Kabel, in Einsen und Nullen umgerechnet, vermitteln lassen. Nicht nur ich erfasse dabei den Eindruck, den ich vermitteln will, in Symbole und Zahlen; auch die Medien, die ich benutze, der Client, der mir den Zugang zum Internet ermöglicht, das Betriebssystem, auf dem er läuft, die Maschine, die die physische Rechenleistung für diesen Vorgang bereitstellt, und die Kabel </text:span><text:soft-page-break/><text:span text:style-name="T39">und Router, die die Übermittlung gewährleisten, beruhen auf dem Mechanismus, die zu übermittelnden Qualitäten quantitativ zu erfassen und in Signale umzuwandeln, die am anderen Ende dann so und nicht anders ankommen. Es ist schwer zu sagen und spielt keine Rolle, welcher dieser Schritte den größten Verlust an Qualität mit sich birgt und welcher das höchste Maß an Reduktion mit sich bringt, die gesellschaftliche Vermittlung meiner Identität kann wieder nur über totalitäre Quantifizierung vonstatten gehen. Die Informationsökonomie des digitalen Zeitalter ist also trotz ihres emanzipatorischen Potenzials unweigerlich ein Produkt von Aufklärung und Moderne, die ihr Prinzip der totalitären Quantifizierung bis in die letzte Konsequenz weiterführt – und vollendet die Entfremdung der digitalen Identität der Nutzer, wie schon der Markt die Entfremdung der Arbeit durch Vermittlung ihres Wertes vollendet.</text:span></text:p>
      <text:p text:style-name="P42">Dazu ist allerdings zu sagen: es gibt keine Form der Kommunikation, bei der das nicht so geschehen würde. Nur weil man sich von Angesicht zu Angesicht gegenübersteht, bedeutet das keinesfalls, dass die Kommunikation weniger quantitativ ablaufen würde. Auch dann muss ich mich meinem Gegenüber durch Worte mitteilen, die sich in letzter Konsequenz auf Zahlen reduzieren lassen. Und wenn es um einen nonverbalen Eindruck geht, den mein Gegenüber von mir hat, kann er ihn trotzdem nur denken, wenn er Worte dafür findet und Erklärungen für das Phänomen, das ich in seiner Lebenswelt darstelle. <text:span text:style-name="T40">Wie auch Gorz sagt: “gesellschaftliche Existenz beinhaltet unvermeidbar einen Teil Entfremdung”.</text:span><text:span text:style-name="T40"><text:note text:id="ftn22" text:note-class="footnote"><text:note-citation>22</text:note-citation><text:note-body><text:p text:style-name="P71">Gorz <text:span text:style-name="T68">1984</text:span>, S. 101</text:p></text:note-body></text:note></text:span></text:p>
      <text:p text:style-name="P42">Es gibt natürlich die Sphäre des nicht erfassten Wahrnehmens, eines rein qualitativen Eindrucks, den mein Gegenüber von mir haben kann. Wenn <text:span text:style-name="T61">sie</text:span> über besagten Eindruck von mir nicht reflektiert und nicht versucht, <text:span text:style-name="T40">mein Erscheinen zu erklären und zu erfassen, mag sie einen unquantifizierten, qualitativen Eindruck von mir haben. Dieser ist dann jedoch auch nicht vermittelt, sondern unabhängig von meinem Bemühen zu erscheinen entstanden; er beruht nicht auf meiner mir subjektiv erschlossenen Identität, sondern nur meiner Identität, wie sie von ihr subjektiv erschlossen wird. Diese kann nicht von mir entfremdet sein, weil ich sie nie intendiert habe, und sie nicht Produkt meines gesellschaftlichen Handelns ist.</text:span></text:p>
      <text:p text:style-name="P43">Dies ist aber auch ohne Probleme im Internet möglich: den subjektiven Eindruck, den mein Gegenüber im Netz von mir hat, muss er nicht quantitativ erfassen, um ihn erleben zu können. Er ist allerdings auch nicht von mir vermittelt worden, sondern komplett in seiner Erfahrungswelt entstanden, aufgrund des Eindrucks, den er von mir hat. Keine gesellschaftliche Leistung meinerseits ist in diesen Akt des Erkennens involviert, und demzufolge auch keine Entfremdung meiner gesellschaftlichen Identität, da meine Identität in diesem Prozess überhaupt keine Rolle spielt.</text:p>
      <text:p text:style-name="P43">Das Internet hat somit keinen revolutionierenden Einfluss auf den Mechanismus der Quantifikati<text:soft-page-break/>on, wie sie in der Moderne zu beobachten ist; weder wird das Prinzip der Kommunikation besser, noch wird es schlechter in Hinsicht auf die Entfremdung der gesellschaftlichen Identität. Das Prinzip hat sich nicht geändert – nur das Schlachtfeld des Kampfes um die gesellschaftliche Identität ist größer geworden, die Mittel des individuellen Ausdrucks einer Differenz genauso wie die Mittel der Gleichmachung von Identitäten sind vielfältiger. Doch die Menschen werden so lange nicht aufhören können, eine von sich selbst entfremdete, gespaltene Identität zu leben, so lange es noch Gesellschaft gibt.</text:p>
      <text:p text:style-name="P43"/>
      <text:h text:style-name="P87" text:outline-level="1"><text:bookmark-start text:name="__RefHeading__807_1819349573"/>3. <text:span text:style-name="T1">Aufklärung wird demokratisiert und massentauglich</text:span><text:bookmark-end text:name="__RefHeading__807_1819349573"/></text:h>
      <text:p text:style-name="P44"/>
      <text:p text:style-name="P43">Um die Frage zu beantworten, ob das Internet nun ein Herrschaftsinstrument im Sinne der von Adorno und Horkheimer kritisierten instrumentellen Vernunft ist, muss sich erst eine Definition von Herrschaftsinstrument finden lassen, die den beiden großen Denkern weit genug geht.<text:note text:id="ftn23" text:note-class="footnote"><text:note-citation>23</text:note-citation><text:note-body><text:p text:style-name="P72">Auch wenn sich bei der Lektüre der <text:span text:style-name="T9">Dialektik der Aufklärung</text:span><text:span text:style-name="T15"> immer mal wieder der Gedanke auftut, dass Adorno und Horkheimer absichtlich keine klaren Definitionen benutzen, damit das kritisieren von alles und jedem leichter fällt, und mehr Phänomene unter das schwammige “problematisch” fallen.</text:span></text:p></text:note-body></text:note></text:p>
      <text:p text:style-name="P38"><text:span text:style-name="T42">Wikipedia definiert Herrschaftsinstrument als “</text:span>soziologische Begriffsbildung, die sich als Bereitstellung bzw. Anwendung von Mitteln definiert, um jemanden oder etwas zu beherrschen. Als das allen Instrumenten der Ausübung von Herrschaft gemeinsame Wirkprinzip wird die Erzeugung von Angst angesehen.”<text:note text:id="ftn24" text:note-class="footnote"><text:note-citation>24</text:note-citation><text:note-body><text:p text:style-name="P70">Anaxo 2013</text:p></text:note-body></text:note> <text:span text:style-name="T42">So gerne ich als Advokat des Internets und der Fortschritte, die es auch der Wissenschaft bieten kann, Wikipedia zitiere, diese Definition, die auf dem Duden aufbaut, ist vollkommen verkürzt und für unsere Zwecke nicht dienlich; die instrumentelle Vernunft, Aufklärung und gerade Mythen werden ja laut Blumenberg von den Menschen angewandt, um Angst abzubauen, nicht in erster Linie, um Angst zu erzeugen.</text:span></text:p>
      <text:p text:style-name="P39"><text:span text:style-name="T41">In den ersten zwei Absätzen des “Begriffs der Aufklärung” gehen die Autoren tiefer in den Begriff der Herrschaft hinein; so hat “Aufklärung im umfassendsten Sinn fortschreitenden Denkens das Ziel verfolgt, von den Menschen die Furcht zu nehmen und sie als Herren einzusetzen.”</text:span><text:span text:style-name="T41"><text:note text:id="ftn25" text:note-class="footnote"><text:note-citation>25</text:note-citation><text:note-body><text:p text:style-name="P73">Adorno/Horkheimer <text:span text:style-name="T68">2006</text:span>, S. <text:span text:style-name="T68">9</text:span></text:p></text:note-body></text:note></text:span><text:span text:style-name="T41"> Das klingt nun gänzlich unterschiedlich von der in Wikipedia verwendeten Definition. Weiter kritisieren sie die als patriarchal verstandene Ehe zwischen dem menschlichen Verstand und der Natur der Dinge - “der Verstand, der den Aberglauben besiegt, soll über die entzauberte Natur gebieten.”</text:span><text:span text:style-name="T41"><text:note text:id="ftn26" text:note-class="footnote"><text:note-citation>26</text:note-citation><text:note-body><text:p text:style-name="P74">Adorno/Horkheimer <text:span text:style-name="T68">2006</text:span>, S. <text:span text:style-name="T68">10</text:span></text:p></text:note-body></text:note></text:span><text:span text:style-name="T41"> Die hierbei instrumentell eingesetzte Vernunft will von der Natur nur lernen, wie sie anwendbar ist, die im Denken passierende Erfassung der Welt dient in erster Linie der Erfassung ihrer Funktionalität – und damit man mit den Elementen, die man in der Natur so findet, rechnen kann, werden sie redu</text:span><text:soft-page-break/><text:span text:style-name="T41">ziert, auf Zahlen, Buchstaben Symbole. Das Periodensystem der Elemente ist gefunden, angeordnet worden, nicht damit man eine Erkenntnis um des Genusses an der Erfahrung willen findet, sondern um zu verstehen, wie man sie für eigene Zwecke miteinander reagieren lassen kann. In besagtem Periodensystem ist alle Substanz, die man in der Natur so findet, alle Farbe und Form, die sie annehmen kann, reduziert auf zwei Buchstaben, mit einer genau definierten Anzahl an Elektronen, Neutronen und Protonen und einem klar gemessenen Gewicht, und die weitere Reduktion auf das Quant macht die Quantifikation und Entfremdung der Identität der Natur erst offensichtlich. Charakteristisch hierbei ist, dass dies zu einem Zwecke, nämlich dem der Anwendung, geschieht. Ein Herrschaftsinstrument wie die (instrumentelle) Vernunft ist demzufolge ein Medium, dass die qualitative Natur der Dinge quantitativ reduziert, um sie für die eigenen Zwecke anwendbar zu machen. </text:span></text:p>
      <text:p text:style-name="P39"><text:span text:style-name="T41">“Technik ist das Wesen dieses Wissens”</text:span><text:span text:style-name="T41"><text:note text:id="ftn27" text:note-class="footnote"><text:note-citation>27</text:note-citation><text:note-body><text:p text:style-name="P75">Ebenda.</text:p></text:note-body></text:note></text:span><text:span text:style-name="T41">, und darin äußern sich die erfassten Erkenntnisse, um sie zum Zwecke der Herrschenden anzuwenden. Der Abbau an existenzieller Angst, der mit der Erfassung der Natur einhergeht, ist dabei Antrieb dieser Herrschaft, allerdings für das beherrschte Objekt nicht allzu relevant.</text:span></text:p>
      <text:p text:style-name="P45">Im digitalen Zeitalter haben die Menschen mehr Zugang zu Information und Kommunikation als je zuvor – und allgemein wird das als Fortschritt gesehen. Jedoch muss man sich in der kritischen Tradition Adornos und Horkheimers daran erinnern, das die Information, die dabei gewonnen und verteilt wird, im Sinne der Aufklärung erfasst wurde, und so der Herrschaft dient. Das Wesen der Technik, die daraus erwächst, dass nun nicht mehr nur die akademische Elite Zugang zu diesem Wissen hat, entfaltet auch emanzipatorisches Potenzial, so werden 3D-Drucker beispielsweise i<text:span text:style-name="T61">m Gaza-Streifen</text:span> dazu benutzt, billige medizinische Werkzeuge zu produzieren, und im Internet entstehen ständig neue Wege, auch postkapitalistische Produktionsweisen voranzubringen, die auf eine herrschaftsfreie Zukunft hindeuten.</text:p>
      <text:p text:style-name="P45">Doch das war schon immer das Wesen des Wissens - “Wie allen Zwecken der bürgerlichen Wirtschaft in der Fabrik und auf dem Schlachtfeld, so steht es den Unternehmenden ohne Ansehen der Herkunft zu Gebot.”<text:note text:id="ftn28" text:note-class="footnote"><text:note-citation>28</text:note-citation><text:note-body><text:p text:style-name="P76">Ebenda.</text:p></text:note-body></text:note> Herrschaft ist es nichtsdestotrotz. Und gerade das Medium, mit dem Zugang zu diesem Wissen erlangt wird, das Internet, muss eben den ökonomischen Gesetzen gehorchen, in deren Zeichen es steht, und wird letztendlich im Sinne der instrumentellen Vernunft eingesetzt. So sehr Wissen im Internet auch demokratisiert wird, letztendlich ist es nur “so demokratisch wie das Wirtschaftssystem, mit dem sie sich entfaltet.”</text:p>
      <text:p text:style-name="P45">So bleibt für mich am Ende dieser Hausarbeit nur die Antwort: ja, das Internet ist trotz all der emanzipatorischen Implikationen ein Herrschaftsinstrument.</text:p>
      <text:h text:style-name="P89" text:outline-level="1"><text:bookmark-start text:name="__RefHeading__1783_1803230690"/><text:span text:style-name="T58">L</text:span>iteraturverzeichnis<text:bookmark-end text:name="__RefHeading__1783_1803230690"/></text:h>
      <text:p text:style-name="P46"/>
      <text:h text:style-name="P90" text:outline-level="2"><text:bookmark-start text:name="__RefHeading__855_75367846"/><text:span text:style-name="T17">L</text:span><text:span text:style-name="T15">iteratur:</text:span><text:bookmark-end text:name="__RefHeading__855_75367846"/></text:h>
      <text:p text:style-name="P77"/>
      <text:p text:style-name="P49"><text:span text:style-name="T63">Adorno, Theodor W. (</text:span><text:span text:style-name="T66">1976</text:span><text:span text:style-name="T63">): </text:span><text:span text:style-name="T13">Studien zum autoritären Charakter</text:span><text:span text:style-name="T63">, </text:span><text:span text:style-name="T66">Frankfurt(Main): Suhrkamp</text:span></text:p>
      <text:p text:style-name="P49"/>
      <text:p text:style-name="P49"><text:span text:style-name="T66">A</text:span><text:span text:style-name="T60">dorno, Theodor W./Horkheimer, Max (2006): </text:span><text:span text:style-name="T12">Dialektik der Aufklärung</text:span><text:span text:style-name="T60">, Frankfurt(Main): Fischer. Taschenbuch. Kostenlos herunterzuladen unter philosophie.hfg-karlsruhe.de/sites/default/files/dialektik_der_aufklaerung.pdf</text:span></text:p>
      <text:p text:style-name="P50"/>
      <text:p text:style-name="P56"><text:span text:style-name="T21">Blumenberg, Hans (2006): </text:span><text:span text:style-name="T13">Arbeit am Mythos</text:span><text:span text:style-name="T21">, Frankfurt(Main): Suhrkamp.</text:span></text:p>
      <text:p text:style-name="P82"/>
      <text:p text:style-name="P69">Gorz, André (1984): <text:span text:style-name="T9">Wege ins Paradies</text:span><text:span text:style-name="T15">, Berlin: Rotbuch Verlag.</text:span></text:p>
      <text:p text:style-name="P69"/>
      <text:p text:style-name="P69"><text:span text:style-name="T45">Heidegger, Martin (2000): </text:span><text:span text:style-name="T54">Über den Humanismus,</text:span><text:span text:style-name="T48"> Göttingen: Hubert &amp; Co.</text:span></text:p>
      <text:p text:style-name="P78"/>
      <text:p text:style-name="P56"><text:span text:style-name="T18">K</text:span><text:span text:style-name="T15">ant, Immanuel (1968): </text:span><text:span text:style-name="T9">Schriften zur Anthropologie, Geschichtsphilosophie, Politik und Pädagogik,</text:span><text:span text:style-name="T21"> Darmstadt: Wissenschaftliche Buchgesellschaft.</text:span></text:p>
      <text:p text:style-name="P78"/>
      <text:p text:style-name="P69"><text:span text:style-name="T15">Laclau, Ernesto (2002): </text:span><text:span text:style-name="T9">Emanzipation und Differenz</text:span><text:span text:style-name="T15">, Wien: Turia + Kant.</text:span></text:p>
      <text:p text:style-name="P78"/>
      <text:p text:style-name="P78"><text:span text:style-name="T17">Marx, </text:span><text:span text:style-name="T20">Karl/</text:span><text:span text:style-name="T17">Engels, </text:span><text:span text:style-name="T20">Friedrich</text:span><text:span text:style-name="T17"> (1962): </text:span><text:span text:style-name="T53">Karl Marx - Friedrich Engels - Werke, Band 23</text:span><text:span text:style-name="T45">, Berlin: </text:span><text:span text:style-name="T46">Dietz Verlag. Kostenlos nachzulesen unter http://mlwerke.de/me/me23/me23_000.htm</text:span></text:p>
      <text:p text:style-name="P79"/>
      <text:p text:style-name="P54">Sartre, Jean-Paul <text:span text:style-name="T67">(1989)</text:span>: <text:span text:style-name="T9">Ist der Existentialismus ein Humanismus?</text:span>, Frankfurt: <text:span text:style-name="T67">Ullstein.</text:span></text:p>
      <text:p text:style-name="P78"/>
      <text:p text:style-name="P78"><text:span text:style-name="T59">Seemann, Michael (2014): </text:span><text:span text:style-name="T10">Das Neue Spiel</text:span><text:span text:style-name="T18">, Freiburg: Orange-Press. Kostenlos herunterzuladen unter http://www.ctrl-verlust.net/buch/</text:span></text:p>
      <text:p text:style-name="P56"/>
      <text:p text:style-name="P78"/>
      <text:h text:style-name="P90" text:outline-level="2"><text:bookmark-start text:name="__RefHeading__857_75367846"/>Internetquellen:<text:bookmark-end text:name="__RefHeading__857_75367846"/></text:h>
      <text:p text:style-name="P51"/>
      <text:p text:style-name="P48"><text:span text:style-name="T63">Anaxo (2013): </text:span><text:span text:style-name="T13">Herrschaftsinstrument (Neuerstellung)</text:span><text:span text:style-name="T63">, unter </text:span><text:span text:style-name="T64">https://de.wikipedia.org/w/index.php?title=Herrschaftsinstrument&amp;oldid=115669149</text:span><text:span text:style-name="T65"> </text:span><text:span text:style-name="T64">(Abgerufen am 18.2.2016)</text:span></text:p>
      <text:p text:style-name="P52"/>
      <text:p text:style-name="P80"><text:span text:style-name="T50">Boeselager, Matern (2015): </text:span><text:span text:style-name="T56">Warum das virale “Flüchtlinge essen Kinder”-Video nicht lustig </text:span><text:span text:style-name="T50">ist, unter </text:span><text:span text:style-name="T49">http://www.vice.com/de/read/warum-das-virale-flchtlinge-essen-kinder-video-nicht-lustig-ist-787 (Abgerufen am 18.2.2016)</text:span></text:p>
      <text:p text:style-name="P80"/>
      <text:p text:style-name="P80"><text:span text:style-name="T50">Brandes, Christian (2015): </text:span><text:span text:style-name="T9">SIE ESSEN UNS AM LIEBSTEN LEBENDIG – TOP 10 AUSLÄNDER-FACTS</text:span><text:span text:style-name="T15">, </text:span><text:span text:style-name="T19">unter </text:span><text:span text:style-name="T49">http://www.schleckysilberstein.com/2015/12/sie-essen-uns-liebsten-lebendig-auslander-facts/ (Abgerufen am 18.2.2016)</text:span></text:p>
      <text:p text:style-name="P80"/>
      <text:p text:style-name="P78"><text:span text:style-name="T49">D</text:span><text:span text:style-name="T52">ie Welt (2016): </text:span><text:span text:style-name="T57">Moskau beklagt “Jagd auf russische Journalisten”, </text:span><text:span text:style-name="T52">unter </text:span><text:span text:style-name="T51">http://www.welt.de/politik/deutschland/article151634888/Moskau-beklagt-Jagd-auf-russische-Journalisten.html </text:span><text:span text:style-name="T49">(Abgerufen am 18.2.2016)</text:span></text:p>
      <text:p text:style-name="P78"/>
      <text:p text:style-name="P78"><text:span text:style-name="T46">L</text:span><text:span text:style-name="T47">obenstein, Caterina (2016): </text:span><text:span text:style-name="T55">Soll man mit der AfD reden?</text:span><text:span text:style-name="T49">, unter http://www.zeit.de/2016/05/afd-landtagswahl-tv-debatte-dialog-pro (Abgerufen am 18.2.2016)</text:span></text:p>
      <text:p text:style-name="P78"/>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3-11T20:51:58.153840144</dc:date>
    <meta:editing-duration>P3DT10H24M38S</meta:editing-duration>
    <meta:editing-cycles>21</meta:editing-cycles>
    <meta:generator>LibreOffice/4.3.3.2$Linux_X86_64 LibreOffice_project/430m0$Build-2</meta:generator>
    <dc:creator>oxymoronist </dc:creator>
    <meta:document-statistic meta:table-count="0" meta:image-count="0" meta:object-count="0" meta:page-count="18" meta:paragraph-count="143" meta:word-count="6325" meta:character-count="46066" meta:non-whitespace-character-count="39862"/>
  </office:meta>
</office:document-meta>
</file>